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officeooo:rsid="001924c4" officeooo:paragraph-rsid="001924c4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weight="bold" officeooo:rsid="001924c4" officeooo:paragraph-rsid="001924c4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officeooo:rsid="001924c4" officeooo:paragraph-rsid="001924c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924c4" officeooo:paragraph-rsid="001924c4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normal" officeooo:rsid="001924c4" officeooo:paragraph-rsid="001924c4" style:font-weight-asian="normal" style:font-weight-complex="normal"/>
    </style:style>
    <style:style style:name="T1" style:family="text">
      <style:text-properties officeooo:rsid="00198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05</text:p>
      <text:p text:style-name="P3"/>
      <text:p text:style-name="P3"/>
      <text:p text:style-name="P2">Exercício 1</text:p>
      <text:p text:style-name="P4">A correlação encontrada entre as variáveis categóricas ordenadas “grau de instrução” e “classe social” foi de 0,58 e 0,55 pelos métodos de correlação de postos de Spearman e de Kendall, respectivamente. Esses valores indicam que o grau de instrução está correlacionado de maneira positiva, porém não particularmente intensa, com a classe social dos funcionários registrados no banco de dados.</text:p>
      <text:p text:style-name="P4"/>
      <text:p text:style-name="P2">Exercício 2</text:p>
      <text:p text:style-name="P5">Os valores do coeficiente de correlação eta foram de 0,04 entre as variáveis sexo do paciente (variável independente) e horas de cuidados semanais demandadas (variável dependente); e de 0,219 entre as variáveis grau de dependência do paciente (variável independente) e horas de cuidados semanais (variável dependente). Isso significa que a variância em torno da média de horas semanais de cuidados demandados por um paciente praticamente independe do seu sexo, mas é parcialmente explicada (quase 22% da variância) pel<text:span text:style-name="T1">o grau de dependência do indivídu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02:56.498919812</meta:creation-date>
    <dc:date>2018-12-02T19:14:10.076093869</dc:date>
    <meta:editing-duration>PT57S</meta:editing-duration>
    <meta:editing-cycles>1</meta:editing-cycles>
    <meta:document-statistic meta:table-count="0" meta:image-count="0" meta:object-count="0" meta:page-count="1" meta:paragraph-count="5" meta:word-count="148" meta:character-count="976" meta:non-whitespace-character-count="833"/>
    <meta:generator>LibreOffice/6.1.3.2$Linux_x86 LibreOffice_project/10$Build-2</meta:generator>
  </office:meta>
</office:document-meta>
</file>